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10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10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7">
            <calcext:condition calcext:apply-style-name="Error" calcext:value="duplicate" calcext:base-cell-address="list.B3"/>
          </calcext:conditional-format>
          <calcext:conditional-format calcext:target-range-address="list.C3:list.C28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645번길 12, 경기창조혁신센터 **층 **호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 ***, **층 **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93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5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0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2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3" table:on-update-keep-styles="true" table:on-update-keep-size="false"/>
        <table:database-range table:name="developer_table" table:target-range-address="developer.A2:developer.I1063" table:on-update-keep-styles="true" table:on-update-keep-size="false"/>
        <table:database-range table:name="game_table" table:target-range-address="list.B266:list.C267" table:on-update-keep-styles="true" table:on-update-keep-size="false"/>
        <table:database-range table:name="publisher_name_list" table:target-range-address="publisher.A2:publisher.A1053" table:on-update-keep-styles="true" table:on-update-keep-size="false"/>
        <table:database-range table:name="__Anonymous_Sheet_DB__0" table:target-range-address="list.B2:list.I28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07:33:38.60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3T07:37:43.128000000</dc:date>
    <meta:editing-duration>P2DT4H58M19S</meta:editing-duration>
    <meta:editing-cycles>878</meta:editing-cycles>
    <meta:document-statistic meta:table-count="4" meta:cell-count="288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